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W</text:p>
          </table:table-cell>
          <table:table-cell office:value-type="string" calcext:value-type="string">
            <text:p>STBW</text:p>
          </table:table-cell>
          <table:table-cell office:value-type="string" calcext:value-type="string">
            <text:p>Einheit</text:p>
          </table:table-cell>
          <table:table-cell/>
        </table:table-row>
        <table:table-row table:style-name="ro1">
          <table:table-cell office:value-type="string" calcext:value-type="string">
            <text:p>y0</text:p>
          </table:table-cell>
          <table:table-cell office:value-type="float" office:value="-0.011" calcext:value-type="float">
            <text:p>-0,01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µm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µm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µm</text:p>
          </table:table-cell>
          <table:table-cell/>
        </table:table-row>
        <table:table-row table:style-name="ro1">
          <table:table-cell office:value-type="string" calcext:value-type="string">
            <text:p>xcenter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µm</text:p>
          </table:table-cell>
          <table:table-cell/>
        </table:table-row>
        <table:table-row table:style-name="ro1">
          <table:table-cell office:value-type="string" calcext:value-type="string">
            <text:p>Höhe Peak</text:p>
          </table:table-cell>
          <table:table-cell office:value-type="float" office:value="1.33" calcext:value-type="float">
            <text:p>1,33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öhePeak gesamt:</text:p>
          </table:table-cell>
          <table:table-cell table:formula="of:=[.B3]+[.B7]" office:value-type="float" office:value="1.319" calcext:value-type="float">
            <text:p>1,319</text:p>
          </table:table-cell>
          <table:table-cell table:formula="of:=SQRT([.C3]^2+[.C7]^2)" office:value-type="float" office:value="0.0509901951359279" calcext:value-type="float">
            <text:p>0,0509901951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office:value-type="string" calcext:value-type="string">
            <text:p>gerundet</text:p>
          </table:table-cell>
          <table:table-cell table:style-name="ce1" table:formula="of:=[.B9]" office:value-type="float" office:value="1.319" calcext:value-type="float">
            <text:p>1,32</text:p>
          </table:table-cell>
          <table:table-cell table:style-name="ce1" table:formula="of:=[.C9]" office:value-type="float" office:value="0.0509901951359279" calcext:value-type="float">
            <text:p>0,05</text:p>
          </table:table-cell>
          <table:table-cell office:value-type="string" calcext:value-type="string">
            <text:p>ra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mportierte Daten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chungsindex</text:p>
          </table:table-cell>
          <table:table-cell office:value-type="float" office:value="1.39" calcext:value-type="float">
            <text:p>1,39</text:p>
          </table:table-cell>
          <table:table-cell office:value-type="float" office:value="0.04" calcext:value-type="float">
            <text:p>0,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pplerwinkel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ad</text:p>
          </table:table-cell>
          <table:table-cell office:value-type="string" calcext:value-type="string">
            <text:p>MEGA UNGENAU könnte auch 3,9 sein ----&gt; (???)</text:p>
          </table:table-cell>
        </table:table-row>
        <table:table-row table:style-name="ro1">
          <table:table-cell/>
          <table:table-cell table:formula="of:=[.B14]*(PI()/180)" office:value-type="float" office:value="0.0418879020478639" calcext:value-type="float">
            <text:p>0,041887902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Quelle: Mitschrift</text:p>
          </table:table-cell>
        </table:table-row>
        <table:table-row table:style-name="ro1">
          <table:table-cell office:value-type="string" calcext:value-type="string">
            <text:p>T-A-Scan</text:p>
          </table:table-cell>
          <table:table-cell table:formula="of:=1/12000" office:value-type="float" office:value="0.0000833333333333333" calcext:value-type="float">
            <text:p>8,33333333333333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Lambda0</text:p>
          </table:table-cell>
          <table:table-cell office:value-type="float" office:value="845" calcext:value-type="float">
            <text:p>845</text:p>
          </table:table-cell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m</text:p>
          </table:table-cell>
          <table:table-cell/>
        </table:table-row>
        <table:table-row table:style-name="ro1">
          <table:table-cell office:value-type="string" calcext:value-type="string">
            <text:p>Kapilarinnendurchm.</text:p>
          </table:table-cell>
          <table:table-cell office:value-type="float" office:value="58.1" calcext:value-type="float">
            <text:p>58,1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Pixel</text:p>
          </table:table-cell>
          <table:table-cell/>
        </table:table-row>
        <table:table-row table:style-name="ro1">
          <table:table-cell/>
          <table:table-cell table:formula="of:=[.B18]*5" office:value-type="float" office:value="290.5" calcext:value-type="float">
            <text:p>290,5</text:p>
          </table:table-cell>
          <table:table-cell table:formula="of:=[.C18]*5" office:value-type="float" office:value="6.5" calcext:value-type="float">
            <text:p>6,5</text:p>
          </table:table-cell>
          <table:table-cell office:value-type="string" calcext:value-type="string">
            <text:p>µm</text:p>
          </table:table-cell>
          <table:table-cell/>
        </table:table-row>
        <table:table-row table:style-name="ro2">
          <table:table-cell office:value-type="string" calcext:value-type="string">
            <text:p>Vmax =</text:p>
          </table:table-cell>
          <table:table-cell table:formula="of:=([.B7]*[.B17])/([.B16]*4*PI()*[.B13]*SIN([.B15]))" office:value-type="float" office:value="18437555.1226754" calcext:value-type="float">
            <text:p>18437555,1226754</text:p>
          </table:table-cell>
          <table:table-cell table:formula="of:=SQRT(([.C9]/[.B9])^2+([.C13]/[.B13])^2+([.C17]/[.B17])^2)*[.B20]" office:value-type="float" office:value="1171648.06989839" calcext:value-type="float">
            <text:p>1171648,06989839</text:p>
          </table:table-cell>
          <table:table-cell office:value-type="string" calcext:value-type="string">
            <text:p>nm/s</text:p>
          </table:table-cell>
          <table:table-cell/>
        </table:table-row>
        <table:table-row table:style-name="ro1">
          <table:table-cell office:value-type="string" calcext:value-type="string">
            <text:p>Volumenstrom</text:p>
          </table:table-cell>
          <table:table-cell table:formula="of:=(PI()*([.B19]/2)^2*[.B20])/2" office:value-type="float" office:value="611020091476.581" calcext:value-type="float">
            <text:p>611020091476,581</text:p>
          </table:table-cell>
          <table:table-cell table:formula="of:=SQRT(([.C20]/[.B20])^2+(2*[.C19]/[.B19])^2)*[.B21]" office:value-type="float" office:value="47490059540.2228" calcext:value-type="float">
            <text:p>47490059540,2228</text:p>
          </table:table-cell>
          <table:table-cell office:value-type="string" calcext:value-type="string">
            <text:p>10^-21 m³/s</text:p>
          </table:table-cell>
          <table:table-cell/>
        </table:table-row>
        <table:table-row table:style-name="ro1">
          <table:table-cell/>
          <table:table-cell table:formula="of:=[.B21]*(10^-21)*(10^6)" office:value-type="float" office:value="0.000611020091476581" calcext:value-type="float">
            <text:p>0,0006110201</text:p>
          </table:table-cell>
          <table:table-cell table:formula="of:=[.C21]*(10^-21)*(10^6)" office:value-type="float" office:value="0.0000474900595402228" calcext:value-type="float">
            <text:p>4,74900595402228E-005</text:p>
          </table:table-cell>
          <table:table-cell office:value-type="string" calcext:value-type="string">
            <text:p>ml/s</text:p>
          </table:table-cell>
          <table:table-cell/>
        </table:table-row>
        <table:table-row table:style-name="ro1">
          <table:table-cell/>
          <table:table-cell table:formula="of:=[.B22]*3600" office:value-type="float" office:value="2.19967232931569" calcext:value-type="float">
            <text:p>2,1996723293</text:p>
          </table:table-cell>
          <table:table-cell table:formula="of:=[.C22]*3600" office:value-type="float" office:value="0.170964214344802" calcext:value-type="float">
            <text:p>0,1709642143</text:p>
          </table:table-cell>
          <table:table-cell office:value-type="string" calcext:value-type="string">
            <text:p>ml/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.00.0000</text:date>, <text:time style:data-style-name="N2" text:time-value="14:26:10.5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21:17:08.818000000</meta:creation-date>
    <dc:date>2016-11-11T15:23:51.362000000</dc:date>
    <meta:editing-duration>PT1H3S</meta:editing-duration>
    <meta:editing-cycles>2</meta:editing-cycles>
    <meta:generator>LibreOffice/4.3.4.1$Windows_x86 LibreOffice_project/bc356b2f991740509f321d70e4512a6a54c5f243</meta:generator>
    <meta:document-statistic meta:table-count="1" meta:cell-count="73" meta:object-count="0"/>
  </office:meta>
</office:document-meta>
</file>